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4.4991666666667cm" style:use-optimal-column-width="true"/>
    </style:style>
    <style:style style:name="co2" style:family="table-column">
      <style:table-column-properties fo:break-before="auto" style:column-width="1.508125cm" style:use-optimal-column-width="true"/>
    </style:style>
    <style:style style:name="co3" style:family="table-column">
      <style:table-column-properties fo:break-before="auto" style:column-width="1.71979166666667cm" style:use-optimal-column-width="true"/>
    </style:style>
    <style:style style:name="co4" style:family="table-column">
      <style:table-column-properties fo:break-before="auto" style:column-width="1.79916666666667cm" style:use-optimal-column-width="true"/>
    </style:style>
    <style:style style:name="co5" style:family="table-column">
      <style:table-column-properties fo:break-before="auto" style:column-width="4.81541666666667cm" style:use-optimal-column-width="true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349375cm" style:use-optimal-column-width="true"/>
    </style:style>
    <style:style style:name="co8" style:family="table-column">
      <style:table-column-properties fo:break-before="auto" style:column-width="1.29645833333333cm" style:use-optimal-column-width="true"/>
    </style:style>
    <style:style style:name="co9" style:family="table-column">
      <style:table-column-properties fo:break-before="auto" style:column-width="4.841875cm" style:use-optimal-column-width="true"/>
    </style:style>
    <style:style style:name="co10" style:family="table-column">
      <style:table-column-properties fo:break-before="auto" style:column-width="13.49375cm" style:use-optimal-column-width="true"/>
    </style:style>
    <style:style style:name="co11" style:family="table-column">
      <style:table-column-properties fo:break-before="auto" style:column-width="1.11125cm" style:use-optimal-column-width="true"/>
    </style:style>
    <style:style style:name="co12" style:family="table-column">
      <style:table-column-properties fo:break-before="auto" style:column-width="1.375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onné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Brut</text:p>
          </table:table-cell>
          <table:table-cell office:value-type="string" table:style-name="ce2">
            <text:p>Taille</text:p>
          </table:table-cell>
          <table:table-cell office:value-type="string" table:style-name="ce2">
            <text:p>Coupé</text:p>
          </table:table-cell>
          <table:table-cell office:value-type="string" table:style-name="ce2">
            <text:p>Deviné</text:p>
          </table:table-cell>
          <table:table-cell office:value-type="string" table:style-name="ce2">
            <text:p>Vérifié</text:p>
          </table:table-cell>
          <table:table-cell office:value-type="string" table:style-name="ce2">
            <text:p>Fichier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<text:s/>3072 bytes <text:s text:c="5"/>3072 trimmed <text:s text:c="2"/>_ bpp <text:s text:c="2"/>(4 bpp) Unknown <text:s text:c="8"/>DATA\1-3-B.CGX</text:p>
          </table:table-cell>
          <table:table-cell office:value-type="float" office:value="3072" table:style-name="ce1">
            <text:p>3072</text:p>
          </table:table-cell>
          <table:table-cell office:value-type="float" office:value="3072" table:style-name="ce1">
            <text:p>307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ATA\1-3-B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6144 bytes <text:s text:c="5"/>3584 trimmed <text:s text:c="2"/>4 bpp <text:s text:c="2"/>(4 bpp) GuessDepth <text:s text:c="5"/>DATA\1-4.CGX</text:p>
          </table:table-cell>
          <table:table-cell office:value-type="float" office:value="6144" table:style-name="ce1">
            <text:p>6144</text:p>
          </table:table-cell>
          <table:table-cell office:value-type="float" office:value="3584" table:style-name="ce1">
            <text:p>358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1-4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6144 bytes <text:s text:c="5"/>5760 trimmed <text:s text:c="2"/>4 bpp <text:s text:c="2"/>(4 bpp) GuessDepth <text:s text:c="6"/>DATA\1-4.CGX</text:p>
          </table:table-cell>
          <table:table-cell office:value-type="float" office:value="6144" table:style-name="ce1">
            <text:p>6144</text:p>
          </table:table-cell>
          <table:table-cell office:value-type="float" office:value="5760" table:style-name="ce1">
            <text:p>576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1-4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6144 bytes <text:s text:c="5"/>6144 trimmed <text:s text:c="2"/>4 bpp <text:s text:c="2"/>(4 bpp) GuessDepth <text:s text:c="5"/>DATA\2-3.CGX</text:p>
          </table:table-cell>
          <table:table-cell office:value-type="float" office:value="6144" table:style-name="ce1">
            <text:p>6144</text:p>
          </table:table-cell>
          <table:table-cell office:value-type="float" office:value="6144" table:style-name="ce1">
            <text:p>614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2-3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48 bytes <text:s text:c="6"/>576 trimmed <text:s text:c="2"/>2 bpp <text:s text:c="2"/>(4 bpp) GuessDepth <text:s text:c="5"/>DATA\2-3B.CGX</text:p>
          </table:table-cell>
          <table:table-cell office:value-type="float" office:value="2048" table:style-name="ce1">
            <text:p>2048</text:p>
          </table:table-cell>
          <table:table-cell office:value-type="float" office:value="576" table:style-name="ce1">
            <text:p>57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2-3B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6144 bytes <text:s text:c="5"/>5920 trimmed <text:s text:c="2"/>4 bpp <text:s text:c="2"/>(4 bpp) GuessDepth <text:s text:c="5"/>DATA\2-4.CGX</text:p>
          </table:table-cell>
          <table:table-cell office:value-type="float" office:value="6144" table:style-name="ce1">
            <text:p>6144</text:p>
          </table:table-cell>
          <table:table-cell office:value-type="float" office:value="5920" table:style-name="ce1">
            <text:p>592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2-4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4608 bytes <text:s text:c="5"/>4608 trimmed <text:s text:c="2"/>_ bpp <text:s text:c="2"/>(4 bpp) Unknown <text:s text:c="8"/>DATA\3-2.CGX</text:p>
          </table:table-cell>
          <table:table-cell office:value-type="float" office:value="4608" table:style-name="ce1">
            <text:p>4608</text:p>
          </table:table-cell>
          <table:table-cell office:value-type="float" office:value="4608" table:style-name="ce1">
            <text:p>460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ATA\3-2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6144 bytes <text:s text:c="5"/>5935 trimmed <text:s text:c="2"/>4 bpp <text:s text:c="2"/>(4 bpp) GuessDepth <text:s text:c="5"/>DATA\3-3.CGX</text:p>
          </table:table-cell>
          <table:table-cell office:value-type="float" office:value="6144" table:style-name="ce1">
            <text:p>6144</text:p>
          </table:table-cell>
          <table:table-cell office:value-type="float" office:value="5935" table:style-name="ce1">
            <text:p>593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3-3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5632 bytes <text:s text:c="5"/>5600 trimmed <text:s text:c="2"/>4 bpp <text:s text:c="2"/>(4 bpp) GuessDepth <text:s text:c="5"/>DATA\3-4.CGX</text:p>
          </table:table-cell>
          <table:table-cell office:value-type="float" office:value="5632" table:style-name="ce1">
            <text:p>5632</text:p>
          </table:table-cell>
          <table:table-cell office:value-type="float" office:value="5600" table:style-name="ce1">
            <text:p>560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3-4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3072 bytes <text:s text:c="5"/>2976 trimmed <text:s text:c="2"/>_ bpp <text:s text:c="2"/>(4 bpp) Unknown <text:s text:c="8"/>DATA\AND.CGX</text:p>
          </table:table-cell>
          <table:table-cell office:value-type="float" office:value="3072" table:style-name="ce1">
            <text:p>3072</text:p>
          </table:table-cell>
          <table:table-cell office:value-type="float" office:value="3072" table:style-name="ce1">
            <text:p>307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ATA\AND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6144 bytes <text:s text:c="5"/>5551 trimmed <text:s text:c="2"/>4 bpp <text:s text:c="2"/>(4 bpp) GuessDepth <text:s text:c="5"/>DATA\B-HOLE.CGX</text:p>
          </table:table-cell>
          <table:table-cell office:value-type="float" office:value="6144" table:style-name="ce1">
            <text:p>6144</text:p>
          </table:table-cell>
          <table:table-cell office:value-type="float" office:value="5551" table:style-name="ce1">
            <text:p>555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B-HOLE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1536 bytes <text:s text:c="5"/>1375 trimmed <text:s text:c="2"/>_ bpp <text:s text:c="2"/>( <text:s/>bpp) Unknown <text:s text:c="8"/>DATA\B-M.CGX</text:p>
          </table:table-cell>
          <table:table-cell office:value-type="float" office:value="1536" table:style-name="ce1">
            <text:p>1536</text:p>
          </table:table-cell>
          <table:table-cell office:value-type="float" office:value="1375" table:style-name="ce1">
            <text:p>1375</text:p>
          </table:table-cell>
          <table:table-cell table:number-columns-repeated="2" table:style-name="ce1"/>
          <table:table-cell office:value-type="string" table:style-name="ce1">
            <text:p>DATA\B-M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192 bytes <text:s text:c="7"/>32 trimmed <text:s text:c="2"/>2 bpp <text:s text:c="2"/>(2 bpp) GuessDepth <text:s text:c="5"/>DATA\B.CGX</text:p>
          </table:table-cell>
          <table:table-cell office:value-type="float" office:value="192" table:style-name="ce1">
            <text:p>192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TA\B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48 bytes <text:s text:c="5"/>2048 trimmed <text:s text:c="2"/>_ bpp <text:s text:c="2"/>( <text:s/>bpp) Unknown <text:s text:c="8"/>DATA\C-M.CGX</text:p>
          </table:table-cell>
          <table:table-cell office:value-type="float" office:value="2048" table:style-name="ce1">
            <text:p>2048</text:p>
          </table:table-cell>
          <table:table-cell office:value-type="float" office:value="2048" table:style-name="ce1">
            <text:p>2048</text:p>
          </table:table-cell>
          <table:table-cell table:number-columns-repeated="2" table:style-name="ce1"/>
          <table:table-cell office:value-type="string" table:style-name="ce1">
            <text:p>DATA\C-M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8192 bytes <text:s text:c="5"/>6144 trimmed <text:s text:c="2"/>4 bpp <text:s text:c="2"/>(4 bpp) GuessDepth <text:s text:c="5"/>DATA\CONT-2-G.CGX</text:p>
          </table:table-cell>
          <table:table-cell office:value-type="float" office:value="8192" table:style-name="ce1">
            <text:p>8192</text:p>
          </table:table-cell>
          <table:table-cell office:value-type="float" office:value="6144" table:style-name="ce1">
            <text:p>614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CONT-2-G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6144 bytes <text:s text:c="5"/>6144 trimmed <text:s text:c="2"/>4 bpp <text:s text:c="2"/>(4 bpp) GuessDepth <text:s text:c="5"/>DATA\CONT-2.CGX</text:p>
          </table:table-cell>
          <table:table-cell office:value-type="float" office:value="6144" table:style-name="ce1">
            <text:p>6144</text:p>
          </table:table-cell>
          <table:table-cell office:value-type="float" office:value="6144" table:style-name="ce1">
            <text:p>614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CONT-2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6144 bytes <text:s text:c="5"/>6144 trimmed <text:s text:c="2"/>4 bpp <text:s text:c="2"/>(4 bpp) GuessDepth <text:s text:c="5"/>DATA\CONT.CGX</text:p>
          </table:table-cell>
          <table:table-cell office:value-type="float" office:value="6144" table:style-name="ce1">
            <text:p>6144</text:p>
          </table:table-cell>
          <table:table-cell office:value-type="float" office:value="6144" table:style-name="ce1">
            <text:p>614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CONT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6144 bytes <text:s text:c="5"/>6127 trimmed <text:s text:c="2"/>4 bpp <text:s text:c="2"/>(4 bpp) GuessDepth <text:s text:c="5"/>DATA\CP-P.CGX</text:p>
          </table:table-cell>
          <table:table-cell office:value-type="float" office:value="6144" table:style-name="ce1">
            <text:p>6144</text:p>
          </table:table-cell>
          <table:table-cell office:value-type="float" office:value="6127" table:style-name="ce1">
            <text:p>612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CP-P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6144 bytes <text:s text:c="5"/>6127 trimmed <text:s text:c="2"/>4 bpp <text:s text:c="2"/>(4 bpp) GuessDepth <text:s text:c="5"/>DATA\CP.CGX</text:p>
          </table:table-cell>
          <table:table-cell office:value-type="float" office:value="6144" table:style-name="ce1">
            <text:p>6144</text:p>
          </table:table-cell>
          <table:table-cell office:value-type="float" office:value="6127" table:style-name="ce1">
            <text:p>612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CP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560 bytes <text:s text:c="5"/>2432 trimmed <text:s text:c="2"/>_ bpp <text:s text:c="2"/>(4 bpp) Unknown <text:s text:c="8"/>DATA\DEMO.CGX</text:p>
          </table:table-cell>
          <table:table-cell office:value-type="float" office:value="2560" table:style-name="ce1">
            <text:p>2560</text:p>
          </table:table-cell>
          <table:table-cell office:value-type="float" office:value="2432" table:style-name="ce1">
            <text:p>243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ATA\DEMO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3200 bytes <text:s text:c="5"/>2042 trimmed <text:s text:c="2"/>_ bpp <text:s text:c="2"/>(4 bpp) Unknown <text:s text:c="8"/>DATA\DOG.CGX</text:p>
          </table:table-cell>
          <table:table-cell office:value-type="float" office:value="3200" table:style-name="ce1">
            <text:p>3200</text:p>
          </table:table-cell>
          <table:table-cell office:value-type="float" office:value="2042" table:style-name="ce1">
            <text:p>204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ATA\DOG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 text:c="2"/>768 bytes <text:s text:c="6"/>719 trimmed <text:s text:c="2"/>2 bpp <text:s text:c="2"/>(2 bpp) GuessDepth <text:s text:c="5"/>DATA\E-TEST.CGX</text:p>
          </table:table-cell>
          <table:table-cell office:value-type="float" office:value="768" table:style-name="ce1">
            <text:p>768</text:p>
          </table:table-cell>
          <table:table-cell office:value-type="float" office:value="719" table:style-name="ce1">
            <text:p>7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TA\E-TEST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4096 bytes <text:s text:c="5"/>3648 trimmed <text:s text:c="2"/>_ bpp <text:s text:c="2"/>(4 bpp) Unknown <text:s text:c="8"/>DATA\E-TEST2.CGX</text:p>
          </table:table-cell>
          <table:table-cell office:value-type="float" office:value="4096" table:style-name="ce1">
            <text:p>4096</text:p>
          </table:table-cell>
          <table:table-cell office:value-type="float" office:value="3648" table:style-name="ce1">
            <text:p>36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ATA\E-TEST2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6144 bytes <text:s text:c="5"/>6144 trimmed <text:s text:c="2"/>4 bpp <text:s text:c="2"/>(4 bpp) GuessDepth <text:s text:c="5"/>DATA\F-1.CGX</text:p>
          </table:table-cell>
          <table:table-cell office:value-type="float" office:value="6144" table:style-name="ce1">
            <text:p>6144</text:p>
          </table:table-cell>
          <table:table-cell office:value-type="float" office:value="6144" table:style-name="ce1">
            <text:p>614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F-1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560 bytes <text:s text:c="5"/>2522 trimmed <text:s text:c="2"/>_ bpp <text:s text:c="2"/>( <text:s/>bpp) Unknown <text:s text:c="8"/>DATA\F-OBJ.CGX</text:p>
          </table:table-cell>
          <table:table-cell office:value-type="float" office:value="2560" table:style-name="ce1">
            <text:p>2560</text:p>
          </table:table-cell>
          <table:table-cell office:value-type="float" office:value="2522" table:style-name="ce1">
            <text:p>2522</text:p>
          </table:table-cell>
          <table:table-cell table:number-columns-repeated="2" table:style-name="ce1"/>
          <table:table-cell office:value-type="string" table:style-name="ce1">
            <text:p>DATA\F-OBJ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1520 bytes <text:s text:c="4"/>11518 trimmed <text:s text:c="2"/>_ bpp <text:s text:c="2"/>( <text:s/>bpp) Unknown <text:s text:c="8"/>DATA\FACE.CGX</text:p>
          </table:table-cell>
          <table:table-cell office:value-type="float" office:value="11520" table:style-name="ce1">
            <text:p>11520</text:p>
          </table:table-cell>
          <table:table-cell office:value-type="float" office:value="11518" table:style-name="ce1">
            <text:p>1151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FACE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5632 bytes <text:s text:c="5"/>5407 trimmed <text:s text:c="2"/>4 bpp <text:s text:c="2"/>(4 bpp) GuessDepth <text:s text:c="5"/>DATA\FOX-G.CGX</text:p>
          </table:table-cell>
          <table:table-cell office:value-type="float" office:value="5632" table:style-name="ce1">
            <text:p>5632</text:p>
          </table:table-cell>
          <table:table-cell office:value-type="float" office:value="5407" table:style-name="ce1">
            <text:p>540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FOX-G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5632 bytes <text:s text:c="5"/>5407 trimmed <text:s text:c="2"/>4 bpp <text:s text:c="2"/>(4 bpp) GuessDepth <text:s text:c="5"/>DATA\FOX.CGX</text:p>
          </table:table-cell>
          <table:table-cell office:value-type="float" office:value="5632" table:style-name="ce1">
            <text:p>5632</text:p>
          </table:table-cell>
          <table:table-cell office:value-type="float" office:value="5407" table:style-name="ce1">
            <text:p>540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FOX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48 bytes <text:s text:c="5"/>2047 trimmed <text:s text:c="2"/>_ bpp <text:s text:c="2"/>( <text:s/>bpp) Unknown <text:s text:c="8"/>DATA\FS-BG3.CGX</text:p>
          </table:table-cell>
          <table:table-cell office:value-type="float" office:value="2048" table:style-name="ce1">
            <text:p>2048</text:p>
          </table:table-cell>
          <table:table-cell office:value-type="float" office:value="2047" table:style-name="ce1">
            <text:p>2047</text:p>
          </table:table-cell>
          <table:table-cell table:number-columns-repeated="2" table:style-name="ce1"/>
          <table:table-cell office:value-type="string" table:style-name="ce1">
            <text:p>DATA\FS-BG3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48 bytes <text:s text:c="5"/>2048 trimmed <text:s text:c="2"/>_ bpp <text:s text:c="2"/>(4 bpp) Unknown <text:s text:c="8"/>DATA\HOLE-A.CGX</text:p>
          </table:table-cell>
          <table:table-cell office:value-type="float" office:value="2048" table:style-name="ce1">
            <text:p>2048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ATA\HOLE-A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6144 bytes <text:s text:c="5"/>6144 trimmed <text:s text:c="2"/>4 bpp <text:s text:c="2"/>(4 bpp) GuessDepth <text:s text:c="5"/>DATA\LSB.CGX</text:p>
          </table:table-cell>
          <table:table-cell office:value-type="float" office:value="6144" table:style-name="ce1">
            <text:p>6144</text:p>
          </table:table-cell>
          <table:table-cell office:value-type="float" office:value="6144" table:style-name="ce1">
            <text:p>614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LSB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4608 bytes <text:s text:c="5"/>4384 trimmed <text:s text:c="2"/>_ bpp <text:s text:c="2"/>(4 bpp) Unknown <text:s text:c="8"/>DATA\M.CGX</text:p>
          </table:table-cell>
          <table:table-cell office:value-type="float" office:value="4608" table:style-name="ce1">
            <text:p>4608</text:p>
          </table:table-cell>
          <table:table-cell office:value-type="float" office:value="4384" table:style-name="ce1">
            <text:p>438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ATA\M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6144 bytes <text:s text:c="5"/>6112 trimmed <text:s text:c="2"/>4 bpp <text:s text:c="2"/>(4 bpp) GuessDepth <text:s text:c="5"/>DATA\MAP-G.CGX</text:p>
          </table:table-cell>
          <table:table-cell office:value-type="float" office:value="6144" table:style-name="ce1">
            <text:p>6144</text:p>
          </table:table-cell>
          <table:table-cell office:value-type="float" office:value="6112" table:style-name="ce1">
            <text:p>611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MAP-G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6144 bytes <text:s text:c="5"/>6112 trimmed <text:s text:c="2"/>4 bpp <text:s text:c="2"/>(4 bpp) GuessDepth <text:s text:c="5"/>DATA\MAP.CGX</text:p>
          </table:table-cell>
          <table:table-cell office:value-type="float" office:value="6144" table:style-name="ce1">
            <text:p>6144</text:p>
          </table:table-cell>
          <table:table-cell office:value-type="float" office:value="6112" table:style-name="ce1">
            <text:p>611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MAP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3744 bytes <text:s text:c="5"/>3741 trimmed <text:s text:c="2"/>_ bpp <text:s text:c="2"/>(4 bpp) Unknown <text:s text:c="8"/>DATA\OBJ-1-G.CGX</text:p>
          </table:table-cell>
          <table:table-cell office:value-type="float" office:value="3744" table:style-name="ce1">
            <text:p>3744</text:p>
          </table:table-cell>
          <table:table-cell office:value-type="float" office:value="3741" table:style-name="ce1">
            <text:p>374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ATA\OBJ-1-G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4288 bytes <text:s text:c="5"/>3741 trimmed <text:s text:c="2"/>_ bpp <text:s text:c="2"/>(4 bpp) Unknown <text:s text:c="8"/>DATA\OBJ-1.CGX</text:p>
          </table:table-cell>
          <table:table-cell office:value-type="float" office:value="4288" table:style-name="ce1">
            <text:p>4288</text:p>
          </table:table-cell>
          <table:table-cell office:value-type="float" office:value="3741" table:style-name="ce1">
            <text:p>374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ATA\OBJ-1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1056 bytes <text:s text:c="5"/>1056 trimmed <text:s text:c="2"/>_ bpp <text:s text:c="2"/>(4 bpp) Unknown <text:s text:c="8"/>DATA\OBJ-2.CGX</text:p>
          </table:table-cell>
          <table:table-cell office:value-type="float" office:value="1056" table:style-name="ce1">
            <text:p>1056</text:p>
          </table:table-cell>
          <table:table-cell office:value-type="float" office:value="1056" table:style-name="ce1">
            <text:p>105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ATA\OBJ-2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1056 bytes <text:s text:c="5"/>1056 trimmed <text:s text:c="2"/>_ bpp <text:s text:c="2"/>(4 bpp) Unknown <text:s text:c="8"/>DATA\OBJ-3.CGX</text:p>
          </table:table-cell>
          <table:table-cell office:value-type="float" office:value="1056" table:style-name="ce1">
            <text:p>1056</text:p>
          </table:table-cell>
          <table:table-cell office:value-type="float" office:value="1056" table:style-name="ce1">
            <text:p>105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ATA\OBJ-3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1536 bytes <text:s text:c="5"/>1056 trimmed <text:s text:c="2"/>_ bpp <text:s text:c="2"/>(4 bpp) Unknown <text:s text:c="8"/>DATA\OBJ-4.CGX</text:p>
          </table:table-cell>
          <table:table-cell office:value-type="float" office:value="1536" table:style-name="ce1">
            <text:p>1536</text:p>
          </table:table-cell>
          <table:table-cell office:value-type="float" office:value="1056" table:style-name="ce1">
            <text:p>105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ATA\OBJ-4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5120 bytes <text:s text:c="5"/>5120 trimmed <text:s text:c="2"/>_ bpp <text:s text:c="2"/>(4 bpp) Unknown <text:s text:c="8"/>DATA\OOPS.CGX</text:p>
          </table:table-cell>
          <table:table-cell office:value-type="float" office:value="5120" table:style-name="ce1">
            <text:p>5120</text:p>
          </table:table-cell>
          <table:table-cell office:value-type="float" office:value="5120" table:style-name="ce1">
            <text:p>512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ATA\OOPS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3584 bytes <text:s text:c="5"/>3232 trimmed <text:s text:c="2"/>_ bpp <text:s text:c="2"/>( <text:s/>bpp) Unknown <text:s text:c="8"/>DATA\SPACE.CGX</text:p>
          </table:table-cell>
          <table:table-cell office:value-type="float" office:value="3584" table:style-name="ce1">
            <text:p>3584</text:p>
          </table:table-cell>
          <table:table-cell office:value-type="float" office:value="3232" table:style-name="ce1">
            <text:p>3232</text:p>
          </table:table-cell>
          <table:table-cell table:number-columns-repeated="2" table:style-name="ce1"/>
          <table:table-cell office:value-type="string" table:style-name="ce1">
            <text:p>DATA\SPACE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5632 bytes <text:s text:c="5"/>5111 trimmed <text:s text:c="2"/>4 bpp <text:s text:c="2"/>(4 bpp) GuessDepth <text:s text:c="5"/>DATA\ST-P.CGX</text:p>
          </table:table-cell>
          <table:table-cell office:value-type="float" office:value="5632" table:style-name="ce1">
            <text:p>5632</text:p>
          </table:table-cell>
          <table:table-cell office:value-type="float" office:value="5111" table:style-name="ce1">
            <text:p>511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ST-P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5632 bytes <text:s text:c="5"/>5631 trimmed <text:s text:c="2"/>4 bpp <text:s text:c="2"/>(4 bpp) GuessDepth <text:s text:c="5"/>DATA\STARS.CGX</text:p>
          </table:table-cell>
          <table:table-cell office:value-type="float" office:value="5632" table:style-name="ce1">
            <text:p>5632</text:p>
          </table:table-cell>
          <table:table-cell office:value-type="float" office:value="5631" table:style-name="ce1">
            <text:p>563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STARS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48 bytes <text:s text:c="5"/>1718 trimmed <text:s text:c="2"/>_ bpp <text:s text:c="2"/>( <text:s/>bpp) Unknown <text:s text:c="8"/>DATA\T-SP.CGX</text:p>
          </table:table-cell>
          <table:table-cell office:value-type="float" office:value="2048" table:style-name="ce1">
            <text:p>2048</text:p>
          </table:table-cell>
          <table:table-cell office:value-type="float" office:value="1718" table:style-name="ce1">
            <text:p>1718</text:p>
          </table:table-cell>
          <table:table-cell table:number-columns-repeated="2" table:style-name="ce1"/>
          <table:table-cell office:value-type="string" table:style-name="ce1">
            <text:p>DATA\T-SP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48 bytes <text:s text:c="5"/>1814 trimmed <text:s text:c="2"/>_ bpp <text:s text:c="2"/>( <text:s/>bpp) Unknown <text:s text:c="8"/>DATA\T-ST.CGX</text:p>
          </table:table-cell>
          <table:table-cell office:value-type="float" office:value="2048" table:style-name="ce1">
            <text:p>2048</text:p>
          </table:table-cell>
          <table:table-cell office:value-type="float" office:value="1814" table:style-name="ce1">
            <text:p>1814</text:p>
          </table:table-cell>
          <table:table-cell table:number-columns-repeated="2" table:style-name="ce1"/>
          <table:table-cell office:value-type="string" table:style-name="ce1">
            <text:p>DATA\T-ST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48 bytes <text:s text:c="5"/>1866 trimmed <text:s text:c="2"/>_ bpp <text:s text:c="2"/>(2 bpp) Unknown <text:s text:c="8"/>DATA\TI-3-G.CGX</text:p>
          </table:table-cell>
          <table:table-cell office:value-type="float" office:value="2048" table:style-name="ce1">
            <text:p>2048</text:p>
          </table:table-cell>
          <table:table-cell office:value-type="float" office:value="1866" table:style-name="ce1">
            <text:p>186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ATA\TI-3-G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48 bytes <text:s text:c="5"/>2036 trimmed <text:s text:c="2"/>_ bpp <text:s text:c="2"/>(2 bpp) Unknown <text:s text:c="8"/>DATA\TI-3-US.CGX</text:p>
          </table:table-cell>
          <table:table-cell office:value-type="float" office:value="2048" table:style-name="ce1">
            <text:p>2048</text:p>
          </table:table-cell>
          <table:table-cell office:value-type="float" office:value="2036" table:style-name="ce1">
            <text:p>203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ATA\TI-3-US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2048 bytes <text:s text:c="5"/>2036 trimmed <text:s text:c="2"/>_ bpp <text:s text:c="2"/>(2 bpp) Unknown <text:s text:c="8"/>DATA\TI-3.CGX</text:p>
          </table:table-cell>
          <table:table-cell office:value-type="float" office:value="2048" table:style-name="ce1">
            <text:p>2048</text:p>
          </table:table-cell>
          <table:table-cell office:value-type="float" office:value="2036" table:style-name="ce1">
            <text:p>203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ATA\TI-3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6144 bytes <text:s text:c="5"/>6144 trimmed <text:s text:c="2"/>4 bpp <text:s text:c="2"/>(4 bpp) GuessDepth <text:s text:c="5"/>DATA\TI.CGX</text:p>
          </table:table-cell>
          <table:table-cell office:value-type="float" office:value="6144" table:style-name="ce1">
            <text:p>6144</text:p>
          </table:table-cell>
          <table:table-cell office:value-type="float" office:value="6144" table:style-name="ce1">
            <text:p>614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TI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4096 bytes <text:s text:c="6"/>704 trimmed <text:s text:c="2"/>2 bpp <text:s text:c="2"/>(2 bpp) GuessDepth <text:s text:c="5"/>DATA\FONT\DBGFONEX.CGX</text:p>
          </table:table-cell>
          <table:table-cell office:value-type="float" office:value="4096" table:style-name="ce1">
            <text:p>4096</text:p>
          </table:table-cell>
          <table:table-cell office:value-type="float" office:value="704" table:style-name="ce1">
            <text:p>70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TA\FONT\DBGFONEX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4096 bytes <text:s text:c="6"/>704 trimmed <text:s text:c="2"/>2 bpp <text:s text:c="2"/>(2 bpp) GuessDepth <text:s text:c="5"/>DATA\FONT\DBGFONSG.CGX</text:p>
          </table:table-cell>
          <table:table-cell office:value-type="float" office:value="4096" table:style-name="ce1">
            <text:p>4096</text:p>
          </table:table-cell>
          <table:table-cell office:value-type="float" office:value="704" table:style-name="ce1">
            <text:p>70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TA\FONT\DBGFONSG.CG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4096 bytes <text:s text:c="6"/>704 trimmed <text:s text:c="2"/>2 bpp <text:s text:c="2"/>(2 bpp) GuessDepth <text:s text:c="5"/>DATA\FONT\DEBUGFON.CGX</text:p>
          </table:table-cell>
          <table:table-cell office:value-type="float" office:value="4096" table:style-name="ce1">
            <text:p>4096</text:p>
          </table:table-cell>
          <table:table-cell office:value-type="float" office:value="704" table:style-name="ce1">
            <text:p>70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TA\FONT\DEBUGFON.CGX</text:p>
          </table:table-cell>
          <table:table-cell table:number-columns-repeated="16378"/>
        </table:table-row>
        <table:table-row table:number-rows-repeated="1048523" table:style-name="ro1">
          <table:table-cell table:number-columns-repeated="16384"/>
        </table:table-row>
      </table:table>
      <table:table table:name="Danger" table:style-name="ta1"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6" table:number-columns-repeated="16380" table:default-cell-style-name="ce1"/>
        <table:table-row table:style-name="ro1">
          <table:table-cell office:value-type="string" table:style-name="ce2">
            <text:p>Taille</text:p>
          </table:table-cell>
          <table:table-cell office:value-type="string" table:style-name="ce2">
            <text:p>Coupé</text:p>
          </table:table-cell>
          <table:table-cell office:value-type="string" table:style-name="ce2">
            <text:p>Vérifié</text:p>
          </table:table-cell>
          <table:table-cell office:value-type="string" table:style-name="ce2">
            <text:p>Fichier</text:p>
          </table:table-cell>
          <table:table-cell table:style-name="ce2">
            <draw:frame draw:z-index="1" draw:id="id0" draw:style-name="a0" draw:name="Graphique 1" svg:x="0.59375in" svg:y="0.1093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 table:style-name="ce2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576" table:style-name="ce1">
            <text:p>57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2-3B.CGX</text:p>
          </table:table-cell>
          <table:table-cell table:number-columns-repeated="16380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float" office:value="1056" table:style-name="ce1">
            <text:p>105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OBJ-2.CGX</text:p>
          </table:table-cell>
          <table:table-cell table:number-columns-repeated="16380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float" office:value="1056" table:style-name="ce1">
            <text:p>105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OBJ-3.CGX</text:p>
          </table:table-cell>
          <table:table-cell table:number-columns-repeated="16380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float" office:value="1056" table:style-name="ce1">
            <text:p>105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TA\OBJ-4.CGX</text:p>
          </table:table-cell>
          <table:table-cell table:number-columns-repeated="16380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1866" table:style-name="ce1">
            <text:p>186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TA\TI-3-G.CGX</text:p>
          </table:table-cell>
          <table:table-cell table:number-columns-repeated="16380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2036" table:style-name="ce1">
            <text:p>20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TA\TI-3-US.CGX</text:p>
          </table:table-cell>
          <table:table-cell table:number-columns-repeated="16380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2036" table:style-name="ce1">
            <text:p>20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TA\TI-3.CGX</text:p>
          </table:table-cell>
          <table:table-cell table:number-columns-repeated="16380"/>
        </table:table-row>
        <table:table-row table:style-name="ro1">
          <table:table-cell office:value-type="float" office:value="4096" table:style-name="ce1">
            <text:p>4096</text:p>
          </table:table-cell>
          <table:table-cell office:value-type="float" office:value="704" table:style-name="ce1">
            <text:p>70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TA\FONT\DBGFONEX.CGX</text:p>
          </table:table-cell>
          <table:table-cell table:number-columns-repeated="16380"/>
        </table:table-row>
        <table:table-row table:style-name="ro1">
          <table:table-cell office:value-type="float" office:value="4096" table:style-name="ce1">
            <text:p>4096</text:p>
          </table:table-cell>
          <table:table-cell office:value-type="float" office:value="704" table:style-name="ce1">
            <text:p>70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TA\FONT\DBGFONSG.CGX</text:p>
          </table:table-cell>
          <table:table-cell table:number-columns-repeated="16380"/>
        </table:table-row>
        <table:table-row table:style-name="ro1">
          <table:table-cell office:value-type="float" office:value="4096" table:style-name="ce1">
            <text:p>4096</text:p>
          </table:table-cell>
          <table:table-cell office:value-type="float" office:value="704" table:style-name="ce1">
            <text:p>70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TA\FONT\DEBUGFON.CGX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2" draw:id="id1" draw:style-name="a1" draw:name="Graphique 2" svg:x="0.59375in" svg:y="0.2031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Exclus" table:style-name="ta1"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8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Brut</text:p>
          </table:table-cell>
          <table:table-cell office:value-type="string" table:style-name="ce2">
            <text:p>Taille</text:p>
          </table:table-cell>
          <table:table-cell office:value-type="string" table:style-name="ce2">
            <text:p>Coupé</text:p>
          </table:table-cell>
          <table:table-cell office:value-type="string" table:style-name="ce2">
            <text:p>Deviné</text:p>
          </table:table-cell>
          <table:table-cell office:value-type="string" table:style-name="ce2">
            <text:p>Vérifié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">
            <text:p>34048 bytes <text:s text:c="4"/>32841 trimmed <text:s text:c="2"/>4 bpp <text:s text:c="2"/>(4 bpp) Standard <text:s text:c="7"/>DATA\MAP-OBJ.CGX</text:p>
          </table:table-cell>
          <table:table-cell office:value-type="float" office:value="34048" table:style-name="ce1">
            <text:p>34048</text:p>
          </table:table-cell>
          <table:table-cell office:value-type="float" office:value="32841" table:style-name="ce1">
            <text:p>3284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<text:s/>4096 bytes <text:s text:c="5"/>4096 trimmed <text:s text:c="2"/>_ bpp <text:s text:c="2"/>(4 bpp) Unknown <text:s text:c="8"/>DATA\OBJ-1-F.CGX</text:p>
          </table:table-cell>
          <table:table-cell office:value-type="float" office:value="4096" table:style-name="ce1">
            <text:p>4096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4048 bytes <text:s text:c="4"/>32836 trimmed <text:s text:c="2"/>4 bpp <text:s text:c="2"/>(4 bpp) Standard <text:s text:c="7"/>MSPRITES\tex_0.CGX</text:p>
          </table:table-cell>
          <table:table-cell office:value-type="float" office:value="34048" table:style-name="ce1">
            <text:p>34048</text:p>
          </table:table-cell>
          <table:table-cell office:value-type="float" office:value="32836" table:style-name="ce1">
            <text:p>3283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4048 bytes <text:s text:c="4"/>32833 trimmed <text:s text:c="2"/>4 bpp <text:s text:c="2"/>(4 bpp) Standard <text:s text:c="7"/>MSPRITES\tex_1.CGX</text:p>
          </table:table-cell>
          <table:table-cell office:value-type="float" office:value="34048" table:style-name="ce1">
            <text:p>34048</text:p>
          </table:table-cell>
          <table:table-cell office:value-type="float" office:value="32833" table:style-name="ce1">
            <text:p>3283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4048 bytes <text:s text:c="4"/>32836 trimmed <text:s text:c="2"/>4 bpp <text:s text:c="2"/>(4 bpp) Standard <text:s text:c="7"/>MSPRITES\tex_2.CGX</text:p>
          </table:table-cell>
          <table:table-cell office:value-type="float" office:value="34048" table:style-name="ce1">
            <text:p>34048</text:p>
          </table:table-cell>
          <table:table-cell office:value-type="float" office:value="32836" table:style-name="ce1">
            <text:p>3283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4048 bytes <text:s text:c="4"/>32841 trimmed <text:s text:c="2"/>4 bpp <text:s text:c="2"/>(4 bpp) Standard <text:s text:c="7"/>MSPRITES\tex_3.CGX</text:p>
          </table:table-cell>
          <table:table-cell office:value-type="float" office:value="34048" table:style-name="ce1">
            <text:p>34048</text:p>
          </table:table-cell>
          <table:table-cell office:value-type="float" office:value="32841" table:style-name="ce1">
            <text:p>3284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4048 bytes <text:s text:c="4"/>32855 trimmed <text:s text:c="2"/>4 bpp <text:s text:c="2"/>(4 bpp) Standard <text:s text:c="7"/>MSPRITES\tex_3_a.CGX</text:p>
          </table:table-cell>
          <table:table-cell office:value-type="float" office:value="34048" table:style-name="ce1">
            <text:p>34048</text:p>
          </table:table-cell>
          <table:table-cell office:value-type="float" office:value="32855" table:style-name="ce1">
            <text:p>3285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Taille_CGX">
        <table:shapes>
          <draw:frame draw:z-index="1" draw:id="id2" draw:style-name="a2" draw:name="Graphique 1" svg:x="0in" svg:y="0in" svg:width="9.48983in" svg:height="6.88976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Taille_tronquée">
        <table:shapes>
          <draw:frame draw:z-index="1" draw:id="id3" draw:style-name="a3" draw:name="Graphique 1" svg:x="0in" svg:y="0in" svg:width="9.48983in" svg:height="6.88976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database-ranges>
        <table:database-range table:target-range-address="Données.A1:Données.F5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René Sylvain-Rhéaume</meta:initial-creator>
    <dc:creator>René Sylvain-Rhéaume</dc:creator>
    <meta:creation-date>2025-07-04T16:12:07Z</meta:creation-date>
    <dc:date>2025-07-04T19:46:2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power"/>
      <style:graphic-properties draw:fill="none" draw:stroke="dash" draw:stroke-dash="a1" svg:stroke-width="0.02083in" svg:stroke-color="#e97132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elon taille fichier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Danger.$C$1" chart:values-cell-range-address="Danger.$C$2:.$C$12" chart:class="chart:scatter" chart:attached-axis="primary-y" chart:style-name="G0S0">
            <chart:domain table:cell-range-address="Danger.$A$2:.$A$12"/>
            <chart:regression-curve chart:style-name="T000">
              <chart:equation chart:automatic-content="true" chart:display-equation="true" chart:display-r-square="true" svg:x="224.27pt" svg:y="138.2990551181102pt" chart:style-name="TL000"/>
            </chart:regression-curve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1" svg:stroke-width="0.02083in" svg:stroke-color="#156082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elon taille tronqué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Danger.$C$1" chart:values-cell-range-address="Danger.$C$2:.$C$11" chart:class="chart:scatter" chart:attached-axis="primary-y" chart:style-name="G0S0">
            <chart:domain table:cell-range-address="Danger.$B$2:.$B$11"/>
            <chart:regression-curve chart:style-name="T000">
              <chart:equation chart:automatic-content="true" chart:display-equation="true" chart:display-r-square="true" svg:x="153.0pt" svg:y="132.0pt" chart:style-name="TL000"/>
            </chart:regression-curve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T000">
      <style:chart-properties chart:regression-type="logarithmic"/>
      <style:graphic-properties draw:fill="none" draw:stroke="dash" draw:stroke-dash="a3" svg:stroke-width="0.02083in" svg:stroke-color="#196b2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maximum="12000" chart:tick-marks-major-inner="true" chart:tick-marks-major-outer="true" chart:tick-marks-minor-inner="tru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true" chart:tick-marks-major-outer="true" chart:tick-marks-minor-inner="tru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000000" svg:stroke-opacity="100%"/>
    </style:style>
  </office:automatic-styles>
  <office:body>
    <office:chart>
      <chart:chart chart:class="chart:scatter" svg:height="496.0629921259842pt" svg:width="683.2677165354331pt" chart:style-name="Crt0">
        <chart:title chart:style-name="CT00">
          <text:p text:style-name="a0" text:class-names="" text:cond-style-name="">Profondeur de couleur selon la taille du fichier CGX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aille du fichier (octets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Profondeur de couleur (bits/pixel)</text:p>
            </chart:title>
            <chart:grid chart:class="major" chart:style-name="GMa1"/>
          </chart:axis>
          <chart:series chart:label-cell-address="Données.$E$1" chart:values-cell-range-address="Données.$E$2:.$E$53" chart:class="chart:scatter" chart:attached-axis="primary-y" chart:style-name="G0S0">
            <chart:domain table:cell-range-address="Données.$B$2:.$B$53"/>
            <chart:regression-curve chart:style-name="T000">
              <chart:equation chart:automatic-content="true" chart:display-equation="true" chart:display-r-square="true" svg:x="264.0pt" svg:y="132.0pt" chart:style-name="TL000"/>
            </chart:regression-curve>
            <chart:data-point chart:repeated="5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T000">
      <style:chart-properties chart:regression-type="power"/>
      <style:graphic-properties draw:fill="none" draw:stroke="dash" draw:stroke-dash="a3" svg:stroke-width="0.02083in" svg:stroke-color="#e97132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maximum="12000" chart:tick-marks-major-inner="true" chart:tick-marks-major-outer="true" chart:tick-marks-minor-inner="tru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4.5" chart:tick-marks-major-inner="true" chart:tick-marks-major-outer="true" chart:tick-marks-minor-inner="tru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000000" svg:stroke-opacity="100%"/>
    </style:style>
  </office:automatic-styles>
  <office:body>
    <office:chart>
      <chart:chart chart:class="chart:scatter" svg:height="496.0629921259842pt" svg:width="683.2677165354331pt" chart:style-name="Crt0">
        <chart:title chart:style-name="CT00">
          <text:p text:style-name="a0" text:class-names="" text:cond-style-name="">Profondeur de couleur selon la taille tronqué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aille tronquée (octets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Profondeur de couleur (bits/pixel)</text:p>
            </chart:title>
            <chart:grid chart:class="major" chart:style-name="GMa1"/>
          </chart:axis>
          <chart:series chart:label-cell-address="Données.$E$1" chart:values-cell-range-address="Données.$E$2:.$E$53" chart:class="chart:scatter" chart:attached-axis="primary-y" chart:style-name="G0S0">
            <chart:domain table:cell-range-address="Données.$C$2:.$C$53"/>
            <chart:regression-curve chart:style-name="T000">
              <chart:equation chart:automatic-content="true" chart:display-equation="true" chart:display-r-square="true" svg:x="276.0pt" svg:y="131.0pt" chart:style-name="TL000"/>
            </chart:regression-curve>
            <chart:data-point chart:repeated="5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